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5"/>Jedi vs Sith</text:p>
      <text:p text:style-name="Standard"/>
      <text:p text:style-name="Standard">//Are you sure you want to see this code?<text:line-break/>// PS: this is a wip for a game<text:line-break/>// PPS: some of the variables may have a d like dtype. that d means it's a variable for the enemy<text:line-break/>// PPPS: Use arrow keys to move, spacebar to shoot, down to attack with the lightsaber!<text:line-break/>// {<text:line-break/>/*<text:line-break/>*/<text:line-break/>var keys = [];<text:line-break/>keyPressed = function() {keys[keyCode]=true;};<text:line-break/>keyReleased = function() {keys[keyCode]=false;};<text:line-break/>// game variables {<text:line-break/>var scene = "menu";<text:line-break/>var px = 50;<text:line-break/>var py = 450;<text:line-break/>var pfx = 3;<text:line-break/>var dfx = 2;<text:line-break/>var dx=544;<text:line-break/>var pause = false;<text:line-break/>var dstategy = "wait";<text:line-break/>var dy=550;<text:line-break/>var pcanJump = false;<text:line-break/>var pgrav = 0;<text:line-break/>var dcanJump = false;<text:line-break/>var dgrav = 0;<text:line-break/>var attacking=false;<text:line-break/>var bullets = [];<text:line-break/>var dbullets = [];<text:line-break/>var wins = 0;<text:line-break/>var reload = 1;<text:line-break/>var dreload = 1;<text:line-break/>var damage = 1;<text:line-break/>var scolor = color(0, 238, 255);<text:line-break/>var life = 40;<text:line-break/>var dlife = 40;<text:line-break/>var size1 = 70;<text:line-break/>var ddamage = 0.25;<text:line-break/>var clicked = false;<text:line-break/>var defeateds = 0;<text:line-break/>var type = "kenobi";//change to kenobi, luke or windu<text:line-break/>var dtype = "dooku";//change to sidious, vader or dooku<text:line-break/>var bck = "geonosis"; // change to courscant, geonosis or death star<text:line-break/>// }<text:line-break/>mouseClicked = function() {clicked=true;};<text:line-break/>rectMode(CENTER);<text:line-break/>var vader = function(x, y, size) {<text:line-break/> <text:s text:c="3"/>pushMatrix();<text:line-break/> <text:s text:c="3"/>scale(size);<text:line-break/><text:soft-page-break/> <text:s text:c="3"/>strokeWeight(1);<text:line-break/> <text:s text:c="6"/>fill(0, 0, 0);<text:line-break/> <text:s text:c="2"/>arc(x, y-15, 130, 140, 180, 360);<text:line-break/> <text:s text:c="3"/>fill(0, 0, 0);<text:line-break/> <text:s text:c="3"/>rect(x, y, 100, 170, 40);<text:line-break/> <text:s text:c="3"/>fill(0, 0, 0);<text:line-break/> <text:s text:c="3"/>ellipse(x-70, y+20, 30, 30);<text:line-break/> <text:s text:c="3"/>ellipse(x+70, y+20, 30, 30);<text:line-break/> <text:s text:c="3"/>fill(31, 31, 31);<text:line-break/> <text:s text:c="4"/><text:line-break/> <text:s text:c="3"/>rect(x, y+50, 100, 89);<text:line-break/>fill(28, 28, 28);<text:line-break/> <text:s text:c="3"/>rect(x, y-35, 70, 55, 10);<text:line-break/> <text:s text:c="2"/>fill(48, 48, 48);<text:line-break/> <text:s/><text:line-break/> <text:s text:c="2"/>fill(48, 48, 48);<text:line-break/> <text:s text:c="2"/>arc(x-20, y-55, 20, 30, 0, 180);<text:line-break/> <text:s text:c="2"/>arc(x+20, y-55, 20, 30, 0, 180);<text:line-break/> <text:s text:c="2"/>fill(48, 48, 48);<text:line-break/> <text:s/><text:line-break/> <text:s text:c="2"/>stroke(0);<text:line-break/> <text:s text:c="2"/>triangle(x, y-40, x-20, y-15, x+20, y-15);<text:line-break/> <text:s text:c="2"/>fill(0, 0, 0);<text:line-break/> <text:s text:c="2"/>stroke(0);<text:line-break/> <text:s text:c="2"/>strokeWeight(2);<text:line-break/> <text:s text:c="2"/>line(x-15, y-23, x-15, y-15);<text:line-break/> <text:s text:c="2"/>line(x-10, y-26, x-10, y-15);<text:line-break/> <text:s text:c="2"/>line(x-5, y-32, x-5, y-15);<text:line-break/> <text:s text:c="2"/>line(x, y-38, x, y-15);<text:line-break/> <text:s text:c="5"/>line(x+15, y-20, x+15, y-15);<text:line-break/> <text:s text:c="2"/>line(x+10, y-29, x+10, y-15);<text:line-break/> <text:s text:c="2"/>line(x+5, y-32, x+5, y-15);<text:line-break/> <text:s text:c="2"/>//ill(158, 158, 158);<text:line-break/> <text:s text:c="2"/>stroke(48, 48, 48);<text:line-break/> <text:s text:c="2"/>strokeWeight(3);<text:line-break/> <text:s text:c="2"/>strokeCap(SQUARE);<text:line-break/><text:line-break/> <text:s/>fill(0);<text:line-break/> <text:s/>rect(x, y+40, 50, 50, 5);<text:line-break/> <text:s text:c="6"/>fill(0);<text:line-break/> <text:s/>rect(x, y+40, 60, 60);<text:line-break/> <text:s/>noStroke();<text:line-break/><text:line-break/> <text:s/>fill(255, 255, 0);<text:line-break/> <text:s/><text:line-break/> <text:s/>rect(x-17, y+40, 7, 45, 50);<text:line-break/> <text:s/>fill(0, 255, 255);<text:line-break/> <text:s/>rect(x+17, y+40, 7, 45, 50);<text:line-break/> <text:s/>for(var i=y+23; i &lt; y+60; i+=7) {<text:line-break/><text:soft-page-break/> <text:s text:c="5"/>fill(255, 0, 0);<text:line-break/> <text:s text:c="5"/>rect(x, i, 20, 5, 50);<text:line-break/> <text:s/>}<text:line-break/> <text:line-break/> <text:s/>popMatrix();<text:line-break/>};//vader for the menu<text:line-break/>var Luke = function(x, y, size) {<text:line-break/> <text:s text:c="3"/>pushMatrix();<text:line-break/> <text:s text:c="3"/>scale(size);<text:line-break/> <text:s text:c="3"/>strokeWeight(1);<text:line-break/> <text:s text:c="3"/>stroke(0);<text:line-break/> <text:s text:c="3"/>fill(235, 226, 123);<text:line-break/> <text:s text:c="3"/>rect(x, y, 100, 170, 40);<text:line-break/> <text:s text:c="3"/>ellipse(x-70, y+20, 30, 30);<text:line-break/> <text:s text:c="3"/>ellipse(x+70, y+20, 30, 30);<text:line-break/> <text:s text:c="3"/>fill(0);<text:line-break/> <text:s text:c="3"/>ellipse(x-25, <text:s/>y-35, 20, 20);<text:line-break/> <text:s text:c="3"/>ellipse(x+25, y-35, 20, 20);<text:line-break/> <text:s text:c="3"/>noFill();<text:line-break/> <text:s text:c="3"/>arc(x, y-15, 50, 20, 20, 160);<text:line-break/> <text:s text:c="3"/>fill(224, 224, 224);<text:line-break/> <text:s text:c="3"/>rect(x, y+50, 100, 89);<text:line-break/> <text:s text:c="3"/>fill(255, 255, 255);<text:line-break/><text:line-break/> <text:s text:c="2"/>ellipse(x-22, y-39, 10, 10);<text:line-break/> <text:s text:c="2"/>ellipse(x+27, y-39, 10, 10);<text:line-break/> <text:s text:c="2"/>fill(191, 191, 97);<text:line-break/> <text:s text:c="2"/>arc(x, y-60, 100, 50, 180, 360);<text:line-break/> <text:s text:c="2"/>fill(89, 71, 0);<text:line-break/> <text:s text:c="2"/>rect(x, y+50, 100, 10, 50);<text:line-break/> <text:s text:c="2"/>fill(163, 163, 163);<text:line-break/> <text:s text:c="2"/>rect(x, y+50, 10, 10);<text:line-break/> <text:s text:c="2"/>popMatrix();<text:line-break/>};//luke for the menu<text:line-break/>var Dooku = function(x, y, size) {<text:line-break/>pushMatrix();<text:line-break/>scale(size);<text:line-break/>fill(235, 226, 123);<text:line-break/>rect(x, y, 100, 170, 40);<text:line-break/>ellipse(x-70, y+20, 30, 30);<text:line-break/>ellipse(x+70, y+20, 30, 30);<text:line-break/>fill(255, 255, 255);<text:line-break/>ellipse(x, y-5, 100, 30);<text:line-break/>fill(0);<text:line-break/>ellipse(x-25, y-35, 20, 20);<text:line-break/>ellipse(x+25, y-35, 20, 20);<text:line-break/>noFill();<text:line-break/>arc(x, y+2, 50, 20, 200, 340);<text:line-break/><text:line-break/><text:soft-page-break/><text:line-break/>fill(0, 0, 0);<text:line-break/>rect(x, y+50, 100, 89);<text:line-break/>fill(255, 255, 255);<text:line-break/>//noStroke();<text:line-break/>ellipse(x-22, y-39, 10, 10);<text:line-break/>ellipse(x+27, y-39, 10, 10);<text:line-break/>fill(255, 255, 255);<text:line-break/>arc(x, y-60, 100, 50, 180, 360);<text:line-break/><text:line-break/>fill(89, 71, 0);<text:line-break/>rect(x, y+50, 100, 10, 50);<text:line-break/>fill(163, 163, 163);<text:line-break/>rect(x, y+50, 10, 10);<text:line-break/>strokeWeight(5);<text:line-break/>fill(0);<text:line-break/>line(x-35, y-55, x-5, y-35);<text:line-break/>line(x+35, y-55, x+5, y-35);<text:line-break/>popMatrix();<text:line-break/>};// dooku for the menu<text:line-break/>var Kenobi = function(x, y, size) {<text:line-break/>pushMatrix();<text:line-break/>stroke(0);<text:line-break/>scale(size, size);<text:line-break/>fill(235, 226, 123);<text:line-break/>rect(x, y, 100, 170, 40);<text:line-break/>ellipse(x-70, y+20, 30, 30);<text:line-break/>ellipse(x+70, y+20, 30, 30);<text:line-break/>fill(232, 161, 28);<text:line-break/>ellipse(x, y-5, 100, 30);<text:line-break/>fill(0);<text:line-break/>ellipse(x-25, y-35, 20, 20);<text:line-break/>ellipse(x+25, y-35, 20, 20);<text:line-break/>noFill();<text:line-break/>arc(x, y-10, 50, 20, 20, 160);<text:line-break/><text:line-break/><text:line-break/>fill(229, 240, 166);<text:line-break/>rect(x, y+50, 100, 89);<text:line-break/>fill(255, 255, 255);<text:line-break/>//noStroke();<text:line-break/>ellipse(x-22, y-39, 10, 10);<text:line-break/>ellipse(x+27, y-39, 10, 10);<text:line-break/>fill(232, 161, 28);<text:line-break/>arc(x, y-60, 100, 50, 180, 360);<text:line-break/><text:line-break/>fill(18, 14, 0);<text:line-break/>rect(x, y+50, 100, 10, 50);<text:line-break/>fill(163, 163, 163);<text:line-break/><text:soft-page-break/>rect(x, y+50, 10, 10);<text:line-break/><text:line-break/>popMatrix();<text:line-break/>};// kenobi for the menu<text:line-break/>var sidious = function(x, y, size) {<text:line-break/> <text:s text:c="3"/>pushMatrix();<text:line-break/> <text:s text:c="3"/>stroke(0);<text:line-break/> <text:s text:c="3"/>scale(size);<text:line-break/> <text:s text:c="3"/>strokeWeight(1);<text:line-break/> <text:s text:c="3"/>fill(76, 153, 176);<text:line-break/> <text:s text:c="3"/>ellipse(x-70, y+20, 30, 30);<text:line-break/> <text:s text:c="3"/>ellipse(x+70, y+20, 30, 30);<text:line-break/><text:line-break/> <text:s text:c="3"/>fill(0);<text:line-break/>arc(x, y+7, 100, 155, 180, 360);<text:line-break/> <text:s/>fill(76, 153, 176);<text:line-break/><text:line-break/>arc(x, y+5, 85, 75, 180, 360);<text:line-break/> <text:s text:c="2"/>fill(255, 255, 0);<text:line-break/> <text:s text:c="3"/>ellipse(x-15, y-30, 15, 15);<text:line-break/> <text:s text:c="3"/>ellipse(x+15, y-30, 15, 15);<text:line-break/> <text:s text:c="4"/>fill(0, 0, 0);<text:line-break/> <text:s text:c="3"/>rect(x, y-38, 50, 20);<text:line-break/> <text:s text:c="3"/>noFill();<text:line-break/> <text:s text:c="3"/>arc(x, y, 50, 20, 200, 340);<text:line-break/> <text:s text:c="3"/>fill(0, 0, 0);<text:line-break/> <text:s text:c="3"/>rect(x, y+50, 100, 89);<text:line-break/> <text:s text:c="3"/>fill(255, 255, 255);<text:line-break/> <text:s text:c="3"/>fill(64, 64, 64);<text:line-break/> <text:s text:c="3"/>rect(x, y+50, 100, 10);<text:line-break/> <text:s text:c="3"/>fill(112, 112, 112);<text:line-break/> <text:s text:c="3"/>rect(x, y+50, 10, 10);<text:line-break/> <text:s text:c="3"/>popMatrix();<text:line-break/>};//sidious for the menu<text:line-break/>var Windu = function(x, y, size) {<text:line-break/> <text:s text:c="3"/>pushMatrix();<text:line-break/> <text:s text:c="3"/>scale(size);<text:line-break/> <text:s text:c="3"/>strokeWeight(1);<text:line-break/> <text:s text:c="3"/>stroke(0);<text:line-break/> <text:s text:c="6"/>fill(89, 72, 11);<text:line-break/> <text:s text:c="3"/>rect(x, y+10, 100, 170, 400);<text:line-break/> <text:s text:c="3"/>ellipse(x-70, y+20, 30, 30);<text:line-break/> <text:s text:c="3"/>ellipse(x+70, y+20, 30, 30);<text:line-break/> <text:s text:c="3"/>fill(0);<text:line-break/> <text:s text:c="3"/>ellipse(x-25, <text:s/>y-35, 20, 20);<text:line-break/> <text:s text:c="3"/>ellipse(x+25, y-35, 20, 20);<text:line-break/> <text:s text:c="3"/>noFill();<text:line-break/> <text:s text:c="3"/>arc(x, y-10, 50, -29, 200, 340);<text:line-break/> <text:s text:c="3"/>fill(184, 184, 184);<text:line-break/><text:soft-page-break/> <text:s text:c="3"/>rect(x, y+60, 100, 89);<text:line-break/> <text:s text:c="3"/>fill(255, 255, 255);<text:line-break/><text:line-break/> <text:s text:c="2"/>ellipse(x-22, y-39, 10, 10);<text:line-break/> <text:s text:c="2"/>ellipse(x+27, y-39, 10, 10);<text:line-break/><text:line-break/> <text:s text:c="2"/>fill(89, 71, 0);<text:line-break/> <text:s text:c="2"/>rect(x, y+60, 100, 10);<text:line-break/> <text:s text:c="2"/>fill(163, 163, 163);<text:line-break/> <text:s text:c="2"/>rect(x, y+60, 10, 10);<text:line-break/> <text:s text:c="2"/>popMatrix();<text:line-break/>};// windu for the menu<text:line-break/><text:line-break/>var luke = function(x, y, faceX) {<text:line-break/><text:line-break/> <text:s text:c="3"/>strokeWeight(0.5);<text:line-break/> <text:s text:c="3"/>stroke(0, 0, 0);<text:line-break/> <text:s text:c="3"/>fill(235, 226, 123);<text:line-break/> <text:s text:c="3"/>rect(x, y, 33, 53, 10);<text:line-break/> <text:s text:c="3"/>ellipse(x-23, y+7, 10, 10);<text:line-break/> <text:s text:c="3"/>ellipse(x+23, y+7, 10, 10);<text:line-break/> <text:s text:c="3"/>fill(0);<text:line-break/> <text:s text:c="3"/>ellipse(x-8+faceX, <text:s/>y-12, 7, 7);<text:line-break/> <text:s text:c="3"/>ellipse(x+8+faceX, y-12, 7,7);<text:line-break/> <text:s text:c="3"/>noFill();<text:line-break/><text:line-break/> <text:s text:c="3"/>arc(x+faceX, y-5,17, 7, 20, 160);<text:line-break/><text:line-break/> <text:s text:c="3"/>fill(224, 224, 224);<text:line-break/> <text:s text:c="3"/>rect(x+0.5, y+15, 32, 27);<text:line-break/> <text:s text:c="3"/>fill(255, 255, 255);<text:line-break/><text:line-break/> <text:s text:c="2"/>ellipse(x-7+faceX, y-13, 4, 4);<text:line-break/> <text:s text:c="2"/>ellipse(x+9+faceX, y-13, 4, 4);<text:line-break/> <text:s text:c="2"/>fill(191, 191, 97);<text:line-break/> <text:s text:c="2"/>arc(x+1, y-20, 33, 19, 180, 360);<text:line-break/> <text:s text:c="2"/>fill(89, 71, 0);<text:line-break/> <text:s text:c="2"/>rect(x, y+17, 33, 3, 17);<text:line-break/> <text:s text:c="2"/>fill(163, 163, 163);<text:line-break/> <text:s text:c="2"/>rect(x, y+17.9, 3, 3);<text:line-break/><text:line-break/>};// luke skywalker<text:line-break/>var darthvader = function(x, y, faceX) {<text:line-break/><text:line-break/> <text:s text:c="3"/>strokeWeight(1);<text:line-break/> <text:s text:c="6"/>fill(0, 0, 0);<text:line-break/> <text:s text:c="2"/>arc(x+0.5, y-1, 40, 48, 180, 360);<text:line-break/> <text:s text:c="3"/>fill(0, 0, 0);<text:line-break/> <text:s text:c="3"/>rect(x, y, 33, 57, 40);<text:line-break/><text:soft-page-break/> <text:s text:c="3"/>fill(0, 0, 0);<text:line-break/> <text:s text:c="3"/>ellipse(x-23, y+7, 10, 10);<text:line-break/> <text:s text:c="3"/>ellipse(x+25, y+7, 10, 10);<text:line-break/> <text:s text:c="3"/>fill(31, 31, 31);<text:line-break/> <text:s text:c="4"/><text:line-break/> <text:s text:c="3"/>rect(x, y+17, 33, 30);<text:line-break/>fill(28, 28, 28);<text:line-break/> <text:s text:c="3"/>rect(x-0.5, y-12, 23, 18, 3);<text:line-break/> <text:s text:c="2"/>fill(48, 48, 48);<text:line-break/> <text:s/><text:line-break/> <text:s text:c="2"/>fill(48, 48, 48);<text:line-break/> <text:s text:c="2"/>arc(x-6-faceX, y-19, 8, 10, 0, 180);<text:line-break/> <text:s text:c="2"/>arc(x+6-faceX, y-19, 8, 10, 0, 180);<text:line-break/> <text:s text:c="2"/>fill(48, 48, 48);<text:line-break/> <text:s/><text:line-break/> <text:s text:c="2"/>stroke(0);<text:line-break/> <text:s text:c="2"/>triangle(x, y-13, x-7, y-5, x+7, y-5);<text:line-break/> <text:s text:c="2"/>fill(0, 0, 0);<text:line-break/> <text:s text:c="2"/>stroke(0);<text:line-break/> <text:s text:c="2"/>strokeWeight(-1.5);<text:line-break/> <text:s text:c="2"/>line(x-5, y-8, x-5, y-5);<text:line-break/> <text:s text:c="2"/>line(x-3, y-9, x-3, y-5);<text:line-break/> <text:s text:c="2"/>line(x-2, y-11, x-2, y-5);<text:line-break/> <text:s text:c="2"/>line(x, y-13, x, y-5);<text:line-break/> <text:s/><text:line-break/> <text:s text:c="5"/>line(x+5, y-7, x+5, y-5);<text:line-break/> <text:s text:c="2"/>line(x+3, y-10, x+3, y-5);<text:line-break/> <text:s text:c="2"/>line(x+2, y-11, x+2, y-5);<text:line-break/> <text:s text:c="2"/>//ill(158, 158, 158);<text:line-break/> <text:s text:c="2"/>stroke(48, 48, 48);<text:line-break/> <text:s text:c="2"/>strokeWeight(1);<text:line-break/> <text:s text:c="2"/>strokeCap(SQUARE);<text:line-break/><text:line-break/> <text:s/>fill(0);<text:line-break/> <text:s/>rect(x, y+13, 17, 17, 5);<text:line-break/> <text:s text:c="6"/>fill(0);<text:line-break/> <text:s/>rect(x-0.5, y+12.5, 20, 20);<text:line-break/> <text:s/>noStroke();<text:line-break/><text:line-break/> <text:s/>fill(255, 255, 0);<text:line-break/> <text:s/><text:line-break/> <text:s/>rect(x-6, y+13,2, 15, 20);<text:line-break/> <text:s/>fill(0, 255, 255);<text:line-break/> <text:s/>rect(x+6, y+13, 2, 15, 20);<text:line-break/> <text:s/>for(var i=y+8; i &lt; y+24; i+=4) {<text:line-break/> <text:s text:c="5"/>fill(255, 0, 0);<text:line-break/> <text:s text:c="5"/>rect(x, i, 7, 2, 10);<text:line-break/> <text:s/>}<text:line-break/>};// darth vader<text:line-break/><text:soft-page-break/>var windu = function(x, y, faceX) {<text:line-break/><text:line-break/> <text:s text:c="3"/>strokeWeight(0.5);<text:line-break/> <text:s text:c="3"/>stroke(0);<text:line-break/> <text:s text:c="6"/>fill(89, 72, 11);<text:line-break/> <text:s text:c="3"/>rect(x, y+3.3, 33, 57, 100);<text:line-break/> <text:s text:c="3"/>ellipse(x-23, y+7, 10, 10);<text:line-break/> <text:s text:c="3"/>ellipse(x+23, y+7, 10, 10);<text:line-break/> <text:s text:c="3"/>fill(0);<text:line-break/> <text:s text:c="3"/>ellipse(x-8+faceX, <text:s/>y-12, 7, 7);<text:line-break/> <text:s text:c="3"/>ellipse(x+8+faceX, y-12, 7, 7);<text:line-break/> <text:s text:c="3"/>noFill();<text:line-break/> <text:s text:c="3"/>arc(x, y-3.3, 17, 7, 20, 160);<text:line-break/> <text:s text:c="3"/>fill(184, 184, 184);<text:line-break/> <text:s text:c="3"/>rect(x+1-0.2, y+20, 33, 25);<text:line-break/> <text:s text:c="3"/>fill(255, 255, 255);<text:line-break/><text:line-break/> <text:s text:c="2"/>ellipse(x-7+faceX, y-13, 4, 4);<text:line-break/> <text:s text:c="2"/>ellipse(x+9+faceX, y-13, 4, 4);<text:line-break/><text:line-break/> <text:s text:c="2"/>fill(89, 71, 0);<text:line-break/> <text:s text:c="2"/>rect(x, y+20, 33, 3);<text:line-break/> <text:s text:c="2"/>fill(163, 163, 163);<text:line-break/> <text:s text:c="2"/>rect(x, y+20, 3, 3);<text:line-break/><text:line-break/>};// mace windu<text:line-break/>var darthsidious = function(x, y, faceX) {<text:line-break/><text:line-break/> <text:s text:c="3"/>stroke(0);<text:line-break/> <text:s text:c="3"/><text:line-break/> <text:s text:c="3"/>strokeWeight(0.5);<text:line-break/> <text:s text:c="3"/>fill(76, 153, 176);<text:line-break/> <text:s text:c="3"/>ellipse(x-23, y+7, 10, 10);<text:line-break/> <text:s text:c="3"/>ellipse(x+23, y+7, 10, 10);<text:line-break/><text:line-break/> <text:s text:c="3"/>fill(0);<text:line-break/>arc(x, y+2, 33, 52, 180, 360);<text:line-break/> <text:s text:c="3"/>fill(76, 153, 176);<text:line-break/><text:line-break/>arc(x, y+2, 26, 37.5, 180, 360);<text:line-break/> <text:s text:c="2"/>fill(255, 255, 0);<text:line-break/> <text:s text:c="3"/>ellipse(x-5, y-10.5, 6, 6);<text:line-break/> <text:s text:c="3"/>ellipse(x+5, y-10.5, 6, 6);<text:line-break/> <text:s text:c="4"/>fill(0, 0, 0);<text:line-break/> <text:s text:c="3"/>rect(x, y-13.5, 22, 8);<text:line-break/> <text:s text:c="3"/>noFill();<text:line-break/> <text:s text:c="3"/>arc(x+1-faceX, y, 15, 7, 200, 340);<text:line-break/> <text:s text:c="3"/>fill(0, 0, 0);<text:line-break/> <text:s text:c="3"/>rect(x, y+17, 33, 30);<text:line-break/><text:soft-page-break/> <text:s text:c="3"/>fill(255, 255, 255);<text:line-break/> <text:s text:c="3"/>fill(64, 64, 64);<text:line-break/> <text:s text:c="3"/>rect(x, y+17, 33, 3);<text:line-break/> <text:s text:c="3"/>fill(112, 112, 112);<text:line-break/> <text:s text:c="3"/>rect(x, y+17, 3, 3);<text:line-break/><text:line-break/>};//darth sidious<text:line-break/>var kenobi = function(x, y, faceX) {<text:line-break/><text:line-break/>stroke(0);<text:line-break/>fill(235, 226, 123);<text:line-break/>rect(x, y, 33, 57, 13);<text:line-break/>ellipse(x-23, y+7, 10, 10);<text:line-break/>ellipse(x+23, y+7, 10, 10);<text:line-break/>fill(232, 161, 28);<text:line-break/>ellipse(x+0.75, y-2, 33, 9);<text:line-break/>fill(0);<text:line-break/>ellipse(x-8+faceX, y-12, 7, 7);<text:line-break/>ellipse(x+8+faceX, y-12, 7, 7);<text:line-break/>noFill();<text:line-break/>arc(x, y-4, 17, 7, 20, 160);<text:line-break/><text:line-break/><text:line-break/>fill(229, 240, 166);<text:line-break/>rect(x, y+17, 33, 30);<text:line-break/>fill(255, 255, 255);<text:line-break/>//noStroke();<text:line-break/>ellipse(x-7+faceX, y-13, 4, 4);<text:line-break/>ellipse(x+9+faceX, y-13, 4,4);<text:line-break/>fill(232, 161, 28);<text:line-break/>arc(x+1, y-20, 33, 17, 180, 360);<text:line-break/><text:line-break/>fill(18, 14, 0);<text:line-break/>rect(x, y+17, 33, 3, 17);<text:line-break/>fill(163, 163, 163);<text:line-break/>rect(x, y+17, 3, 3);<text:line-break/>};// obi-wan-kenobi<text:line-break/>var dooku = function(x, y, faceX) {<text:line-break/><text:line-break/>fill(235, 226, 123);<text:line-break/>rect(x, y, 33, 57, 13);<text:line-break/>ellipse(x-23, y+7, 10, 10);<text:line-break/>ellipse(x+23, y+7, 10, 10);<text:line-break/>fill(255, 255, 255);<text:line-break/>ellipse(x, y-2, 33, 10);<text:line-break/>fill(0);<text:line-break/>ellipse(x-8-faceX, y-12, 7, 7);<text:line-break/>ellipse(x+8-faceX, y-12, 7, 7);<text:line-break/>noFill();<text:line-break/><text:soft-page-break/>arc(x, y+1, 17, 7, 200, 340);<text:line-break/><text:line-break/><text:line-break/>fill(0,</text:p>
      <text:p text:style-name="Standard"><text:s/>0, 0);<text:line-break/>rect(x, y+17, 33, 30);<text:line-break/>fill(255, 255, 255);<text:line-break/>//noStroke();<text:line-break/>ellipse(x-7-faceX, y-13, 4, 4);<text:line-break/>ellipse(x+9-faceX, y-13, 4, 4);<text:line-break/>fill(255, 255, 255);<text:line-break/>arc(x+1, y-20, 33, 17, 180, 360);<text:line-break/><text:line-break/>fill(89, 71, 0);<text:line-break/>rect(x, y+17, 33, 3, 17);<text:line-break/>fill(163, 163, 163);<text:line-break/>rect(x, y+17, 3, 3);<text:line-break/>strokeWeight(2);<text:line-break/>fill(0);<text:line-break/>line(x-12-faceX, y-18, x-2, y-13);<text:line-break/>line(x+12-faceX, y-18, x+2, y-13);<text:line-break/><text:line-break/>};// count dooku<text:line-break/>rectMode(CENTER);<text:line-break/>var star = function(x, y) {<text:line-break/> <text:s text:c="3"/>this.x = x;<text:line-break/> <text:s text:c="3"/>this.y = y;<text:line-break/>};//the stars<text:line-break/>star.prototype.draw = function() {<text:line-break/> <text:s text:c="3"/>fill(255, 255, 255);<text:line-break/> <text:s text:c="3"/>strokeWeight(1);<text:line-break/> <text:s text:c="3"/>stroke(255, 255, 255);<text:line-break/> <text:s text:c="3"/>ellipse(this.x, this.y, 3, 3);<text:line-break/>};<text:line-break/>var stars = [];<text:line-break/>for(var i=0; i &lt; 600; i++) {<text:line-break/> <text:s text:c="3"/>stars.push(new star(random(0, 600), random(0, 600)));<text:line-break/>} // planning stars' positions<text:line-break/>var lightsaber = function(x, y, mode) {<text:line-break/> <text:s text:c="3"/>if(mode === "wait") {<text:line-break/> <text:s text:c="3"/>if(type !== "windu") {<text:line-break/> <text:s text:c="7"/>scolor = color(0, 238, 255);<text:line-break/> <text:s text:c="3"/>} else if(type === "windu") {<text:line-break/> <text:s text:c="7"/>scolor = color(112, 0, 168);<text:line-break/> <text:s text:c="3"/>}<text:line-break/> <text:s text:c="3"/>stroke(scolor);<text:line-break/> <text:s text:c="3"/>strokeCap(ROUND);<text:line-break/> <text:s text:c="3"/>strokeWeight(4);<text:line-break/> <text:s text:c="3"/>line(x, y, x+10, y-35);<text:line-break/><text:soft-page-break/> <text:s text:c="3"/>stroke(128, 128, 128);<text:line-break/> <text:s text:c="3"/>line(x, y, x-3, y+10);<text:line-break/> <text:s text:c="3"/>}<text:line-break/><text:line-break/> <text:s text:c="3"/>if(mode === "attack") {<text:line-break/> <text:s text:c="7"/>if(type !== "windu") {<text:line-break/> <text:s text:c="11"/>scolor = color(0, 238, 255);<text:line-break/> <text:s text:c="7"/>} else if(type === "windu") {<text:line-break/> <text:s text:c="11"/>scolor = color(112, 0, 168);<text:line-break/> <text:s text:c="7"/>}<text:line-break/> <text:s text:c="7"/>strokeCap(ROUND);<text:line-break/> <text:s text:c="7"/>strokeWeight(4);<text:line-break/> <text:s text:c="7"/>stroke(scolor);<text:line-break/> <text:s text:c="7"/>line(x-2, y+7, x+40, y-5);<text:line-break/> <text:s text:c="7"/>stroke(128, 128, 128);<text:line-break/> <text:s text:c="7"/>line(x+4, y+4.5, x-5, y+7.5);<text:line-break/> <text:s text:c="3"/>}<text:line-break/>};// jedi lightsaber<text:line-break/>var saber = function(x, y, mode) {<text:line-break/> <text:s text:c="3"/>if(mode === "wait") {<text:line-break/> <text:s text:c="3"/>stroke(255, 0, 0);<text:line-break/> <text:s text:c="3"/>strokeCap(ROUND);<text:line-break/> <text:s text:c="3"/>strokeWeight(4);<text:line-break/> <text:s text:c="3"/>line(x, y, x+10, y-35);<text:line-break/> <text:s text:c="3"/>stroke(87, 87, 87);<text:line-break/> <text:s text:c="3"/>line(x, y, x-3, y+10);<text:line-break/> <text:s text:c="3"/>}<text:line-break/><text:line-break/> <text:s text:c="3"/>if(mode === "attack") {<text:line-break/> <text:s text:c="7"/>strokeCap(ROUND);<text:line-break/> <text:s text:c="7"/>strokeWeight(4);<text:line-break/> <text:s text:c="7"/>stroke(255, 0, 0);<text:line-break/> <text:s text:c="7"/>line(x-2, y+7, x+40, y-5);<text:line-break/> <text:s text:c="7"/>stroke(87, 87, 87);<text:line-break/> <text:s text:c="7"/>line(x+4, y+4.5, x-5, y+7.5);<text:line-break/> <text:s text:c="3"/>}<text:line-break/>};// enemy lightsaber<text:line-break/>var b = function(x, y) {<text:line-break/> <text:s text:c="2"/>fill(94, 94, 94);<text:line-break/> <text:s text:c="2"/>rect(x, y, 50, 100);<text:line-break/> <text:s text:c="2"/>noStroke();<text:line-break/> <text:s text:c="2"/>for(var i=y-40; i&lt;y+44;i+=15) {<text:line-break/> <text:s text:c="6"/>fill(255, 255, 0);<text:line-break/> <text:s text:c="6"/>rect(x, i, 20, 5, 50);<text:line-break/> <text:s text:c="2"/>}<text:line-break/> <text:s text:c="2"/>fill(189, 0, 0);<text:line-break/> <text:s text:c="2"/>rect(x-17, y, 5, 90, 50);<text:line-break/> <text:s text:c="2"/>rect(x+17, y, 5, 90, 50);<text:line-break/>}; // the boxes for deathstar background<text:line-break/><text:soft-page-break/>var dbck = function() {<text:line-break/> <text:s text:c="7"/>fill(125, 125, 125);<text:line-break/> <text:s text:c="5"/>beginShape();<text:line-break/> <text:s text:c="3"/>vertex(200, 150);<text:line-break/> <text:s text:c="3"/>vertex(0, 500);<text:line-break/> <text:s text:c="3"/>vertex(0, 50);<text:line-break/> <text:s text:c="3"/>endShape();<text:line-break/> <text:s text:c="3"/>beginShape();<text:line-break/> <text:s text:c="3"/>vertex(401, 150);<text:line-break/> <text:s text:c="3"/>vertex(600, 500);<text:line-break/> <text:s text:c="3"/>vertex(600, 50);<text:line-break/> <text:s text:c="3"/>endShape();<text:line-break/> <text:s text:c="3"/>rect(200, 150, 600, 50);<text:line-break/> <text:s text:c="3"/>fill(125, 125, 125);<text:line-break/> <text:s text:c="4"/>rect(300, 25, 600, 50);<text:line-break/> <text:s text:c="4"/>stroke(179, 179, 179);<text:line-break/> <text:s text:c="10"/>strokeWeight(-1);<text:line-break/> <text:s text:c="3"/>rect(300, 500, 600, 150);<text:line-break/><text:line-break/> <text:s text:c="3"/>strokeWeight(1);<text:line-break/><text:line-break/> <text:s text:c="3"/>for(var i=25; i &lt; 600; i+=70) {<text:line-break/> <text:s text:c="7"/>b(i, 500);<text:line-break/> <text:s text:c="3"/>} <text:s/><text:line-break/>}; <text:s text:c="2"/>// deathstar background<text:line-break/>var cbck = function() {<text:line-break/> <text:s text:c="2"/>background(255, 213, 0);<text:line-break/> <text:s text:c="2"/>strokeWeight(3);<text:line-break/> <text:s text:c="2"/>stroke(255, 255, 255);<text:line-break/> <text:s text:c="2"/>fill(128, 128, 128);<text:line-break/> <text:s text:c="2"/>rect(300, 25, 600, 50);<text:line-break/> <text:s text:c="5"/>fill(92, 92, 92);<text:line-break/> <text:s text:c="2"/>stroke(0);<text:line-break/> <text:s text:c="2"/>rect(70, 350, 50, 150);<text:line-break/> <text:s text:c="2"/>rect(125, 325, 50, 200);<text:line-break/> <text:s text:c="2"/>rect(205, 390, 50, 70);<text:line-break/> <text:s text:c="2"/>rect(275, 300, 75, 300);<text:line-break/> <text:s text:c="2"/>rect(330, 330, 15, 200);<text:line-break/> <text:s text:c="2"/>rect(365, 390, 25, 75);<text:line-break/> <text:s text:c="2"/>rect(430, 375, 50, 100);<text:line-break/> <text:s text:c="2"/>rect(495, 350, 35, 150);<text:line-break/> <text:s text:c="2"/>noStroke();<text:line-break/> <text:s text:c="2"/>fill(128, 128, 128);<text:line-break/> <text:s text:c="2"/>beginShape();<text:line-break/> <text:s text:c="2"/>vertex(200, 50);<text:line-break/> <text:s text:c="2"/>vertex(0, 300);<text:line-break/> <text:s text:c="2"/>vertex(0, 50);<text:line-break/> <text:s text:c="2"/>endShape();<text:line-break/> <text:s text:c="2"/>beginShape();<text:line-break/><text:soft-page-break/> <text:s text:c="2"/>vertex(400, 50);<text:line-break/> <text:s text:c="2"/>vertex(600, 300);<text:line-break/> <text:s text:c="2"/>vertex(600, 50);<text:line-break/> <text:s text:c="2"/>endShape();<text:line-break/> <text:s text:c="2"/>rect(300, 550, 600, 250);<text:line-break/> <text:s text:c="2"/>fill(105, 105, 105);<text:line-break/> <text:s text:c="2"/>rect(300, 570, 600, 100);<text:line-break/> <text:s text:c="2"/>fill(120, 0, 0);<text:line-break/> <text:s text:c="2"/>for(var i=0; i &lt; 700; i+=100) {<text:line-break/> <text:s text:c="6"/>rect(i, 500, 75, 50, 500);<text:line-break/> <text:s text:c="2"/>}<text:line-break/><text:line-break/><text:line-break/>};//courscant background<text:line-break/>var gbck = function() {<text:line-break/> <text:s text:c="3"/>background(122, 101, 38);<text:line-break/> <text:s text:c="3"/>noStroke();<text:line-break/> <text:s text:c="3"/>fill(92, 80, 0);<text:line-break/> <text:s text:c="3"/>rect(300, 575, 600, 50);<text:line-break/> <text:s text:c="3"/>fill(82, 82, 82);<text:line-break/> <text:s text:c="3"/>rect(50, 310, 50, 500, 20);<text:line-break/> <text:s text:c="3"/>rect(550, 310, 50, 500, 20);<text:line-break/> <text:s text:c="3"/>rect(300, 100, 500, 50);<text:line-break/> <text:s text:c="3"/>rect(220, 225, 10, 250);<text:line-break/> <text:s text:c="3"/>rect(380, 225, 10, 250);<text:line-break/> <text:s text:c="3"/>rect(300, 350, 450, 10);<text:line-break/> <text:s text:c="3"/>fill(107, 71, 0);<text:line-break/> <text:s text:c="3"/>ellipse(150, 250, 100, 100);<text:line-break/> <text:s text:c="3"/>ellipse(450, 250, 100, 100);<text:line-break/> <text:s text:c="3"/>ellipse(300, 250, 100, 100);<text:line-break/> <text:s text:c="3"/>noFill();<text:line-break/> <text:s text:c="3"/>strokeWeight(5);<text:line-break/> <text:s text:c="3"/>stroke(0, 0, 0);<text:line-break/> <text:s text:c="3"/>for(var i = 150; i &lt; 550; i+=150) {<text:line-break/> <text:s text:c="7"/>rect(i, 450, 100, 75);<text:line-break/> <text:s text:c="3"/>}<text:line-break/>}; // geonosis background<text:line-break/><text:line-break/>var bullet = function(x, y, dx) {<text:line-break/> <text:s text:c="3"/>this.x = x;<text:line-break/> <text:s text:c="3"/>this.y = y;<text:line-break/> <text:s text:c="3"/>this.dx = dx;<text:line-break/>};// jedi bullet<text:line-break/>bullet.prototype.draw = function() {<text:line-break/><text:line-break/> <text:s text:c="7"/>fill(0, 196, 255);<text:line-break/> <text:s text:c="7"/>noStroke();<text:line-break/> <text:s text:c="7"/>rectMode(CENTER);<text:line-break/> <text:s text:c="7"/>rect(this.x, this.y, 25, 5, 5);<text:line-break/><text:soft-page-break/>};<text:line-break/>bullet.prototype.update = function() {<text:line-break/> <text:s text:c="3"/>this.x += this.dx;<text:line-break/>};<text:line-break/>var dbullet = function(x, y, d) {<text:line-break/> <text:s text:c="3"/>this.x = x;<text:line-break/> <text:s text:c="3"/>this.y= y;<text:line-break/> <text:s text:c="3"/>this.d = d;<text:line-break/>};<text:line-break/>dbullet.prototype.draw = function() {<text:line-break/> <text:s text:c="3"/>fill(255, 0, 0);<text:line-break/> <text:s text:c="3"/>rectMode(CENTER);<text:line-break/> <text:s text:c="3"/>noStroke();<text:line-break/> <text:s text:c="3"/>rect(this.x, this.y, 25, 5, 5);<text:line-break/>};// enemy bullet<text:line-break/>dbullet.prototype.update = function() {<text:line-break/> <text:s text:c="2"/>this.x += this.d*1.5;<text:line-break/>};<text:line-break/>var game = function() {<text:line-break/> <text:s text:c="3"/>background(0);<text:line-break/> <text:s text:c="3"/>//checks what background should be {<text:line-break/> <text:s text:c="3"/>if(bck === "death star") {<text:line-break/> <text:s text:c="3"/>for(var i=0; i &lt; stars.length; i++) {<text:line-break/> <text:s text:c="8"/>stars[i].draw();<text:line-break/> <text:s text:c="3"/>}<text:line-break/> <text:s text:c="3"/>pushMatrix();<text:line-break/> <text:s text:c="3"/>scale(1.5);<text:line-break/> <text:s text:c="3"/>translate(-100, -150);<text:line-break/> <text:s text:c="3"/>dbck();<text:line-break/> <text:s text:c="3"/>popMatrix();<text:line-break/> <text:s text:c="7"/>fill(74, 74, 74);<text:line-break/> <text:s text:c="3"/>rect(300, 575, 600, 50);<text:line-break/> <text:s text:c="3"/>}<text:line-break/> <text:s text:c="3"/>if(bck === "geonosis") {<text:line-break/> <text:s text:c="3"/>gbck();<text:line-break/> <text:s text:c="3"/>}<text:line-break/> <text:s text:c="3"/>if(bck === "courscant") {<text:line-break/> <text:s text:c="7"/>cbck();<text:line-break/> <text:s text:c="3"/>}<text:line-break/> <text:s text:c="3"/>// }<text:line-break/> <text:s text:c="3"/>// more ifs and things for moving, bullets, <text:s/>constraining, faceX etc {<text:line-break/> <text:s text:c="2"/>if(keys[RIGHT]&amp;&amp;life&gt;0) {<text:line-break/> <text:s text:c="6"/>px+=3;<text:line-break/> <text:s text:c="6"/>pfx=3;<text:line-break/> <text:s text:c="2"/>}<text:line-break/> <text:s text:c="2"/>if(pgrav&gt;0) {pcanJump=false;}<text:line-break/> <text:line-break/> <text:s text:c="2"/>if(pcanJump===true&amp;&amp;keys[UP]&amp;&amp;life&gt;0) {<text:line-break/> <text:s text:c="6"/>pgrav=-20;<text:line-break/><text:soft-page-break/> <text:s text:c="6"/>pcanJump=false;<text:line-break/> <text:s text:c="2"/>}<text:line-break/> <text:s text:c="2"/>if(keys[LEFT]&amp;&amp;life&gt;0) {<text:line-break/> <text:s text:c="6"/>px-=3;<text:line-break/> <text:s text:c="6"/>pfx=-3;<text:line-break/> <text:s text:c="6"/><text:line-break/> <text:s text:c="2"/>}<text:line-break/> <text:s text:c="2"/>px = constrain(px, 0, 600);<text:line-break/> <text:s text:c="2"/>py+=pgrav;<text:line-break/><text:line-break/> <text:s text:c="6"/>pgrav+=1;<text:line-break/> <text:s text:c="2"/><text:line-break/> <text:s text:c="2"/>if(py&gt;550) {<text:line-break/> <text:s text:c="6"/>pgrav=0;<text:line-break/> <text:s text:c="6"/>pcanJump=true;<text:line-break/> <text:s text:c="2"/>}<text:line-break/> <text:s text:c="2"/>//<text:line-break/> <text:s text:c="2"/>if(dgrav&gt;0) {dcanJump=false;}<text:line-break/><text:line-break/><text:line-break/> <text:s text:c="2"/>if(dcanJump===true&amp;&amp;pgrav&gt;0&amp;&amp;dlife&gt;0) {<text:line-break/> <text:s text:c="6"/>dgrav=-20;<text:line-break/> <text:s text:c="6"/>dcanJump=false;<text:line-break/> <text:s text:c="6"/><text:line-break/> <text:s text:c="2"/>}<text:line-break/> <text:s text:c="2"/><text:line-break/><text:line-break/> <text:s text:c="2"/>dy+=dgrav;<text:line-break/><text:line-break/> <text:s text:c="6"/>dgrav+=1;<text:line-break/> <text:s text:c="2"/><text:line-break/> <text:s text:c="2"/>if(dy&gt;550) {<text:line-break/> <text:s text:c="6"/>dgrav=0;<text:line-break/> <text:s text:c="6"/>dcanJump=true;<text:line-break/> <text:s text:c="2"/>}<text:line-break/> <text:s text:c="2"/>if(px&gt;dx+80&amp;&amp;dlife&gt;0&amp;&amp;life&gt;0) {<text:line-break/> <text:s text:c="6"/>//dfx= -2;<text:line-break/> <text:s text:c="6"/>dx++;<text:line-break/><text:line-break/> <text:s text:c="2"/>}<text:line-break/> <text:s text:c="2"/>if(dx&gt;px+80&amp;&amp;dlife&gt;0&amp;&amp;life&gt;0) {<text:line-break/> <text:s text:c="5"/>//dfx = 2;<text:line-break/> <text:s text:c="4"/>dx--;<text:line-break/><text:line-break/> <text:s text:c="2"/>}<text:line-break/> <text:s text:c="2"/>if(dlife&gt;0) {<text:line-break/> <text:s text:c="2"/>if(px&gt;dx) {<text:line-break/> <text:s text:c="6"/>dfx = -2;<text:line-break/> <text:s text:c="2"/>}<text:line-break/><text:soft-page-break/> <text:s text:c="2"/>if(dx&gt;px) {<text:line-break/> <text:s text:c="2"/>dfx = 2;<text:line-break/> <text:s text:c="2"/>} <text:s text:c="2"/><text:line-break/> <text:s text:c="2"/>}<text:line-break/> <text:s text:c="2"/>if(dlife&gt;0) {<text:line-break/> <text:s text:c="4"/>if(dist(px, py, dx, dy) &gt; 250) {<text:line-break/> <text:s text:c="8"/>dstategy = "wait";<text:line-break/> <text:s text:c="4"/>}<text:line-break/> <text:s text:c="7"/>if(dist(px, py, dx, dy) &lt; 250) {<text:line-break/> <text:s text:c="8"/>dstategy = "attack";<text:line-break/> <text:s text:c="4"/>}<text:line-break/> <text:s text:c="2"/>}<text:line-break/><text:line-break/> <text:s text:c="3"/>dx = constrain(dx, 0, width);<text:line-break/> <text:s text:c="3"/>if(dlife &gt; 0) {<text:line-break/> <text:s text:c="2"/>if(dfx === 2) {<text:line-break/> <text:s text:c="6"/>pushMatrix();<text:line-break/> <text:s text:c="6"/>scale(-1, 1);<text:line-break/> <text:s text:c="6"/>saber(-(dx-25), dy, dstategy);<text:line-break/> <text:s text:c="6"/>popMatrix();<text:line-break/> <text:s text:c="6"/><text:line-break/> <text:s text:c="2"/>}<text:line-break/> <text:s text:c="2"/>if(dfx === -2) {<text:line-break/> <text:s text:c="6"/>saber(dx+27, dy, dstategy);<text:line-break/> <text:s text:c="2"/>}<text:line-break/> <text:s text:c="3"/>} <text:s text:c="3"/><text:line-break/> <text:s text:c="3"/><text:line-break/><text:line-break/> <text:s text:c="3"/>if(reload&gt;0&amp;&amp;keys[32]) {<text:line-break/> <text:s text:c="7"/>reload--;<text:line-break/> <text:s text:c="7"/>bullets.push(new bullet(px, py, pfx*2));<text:line-break/><text:line-break/> <text:s text:c="3"/>}<text:line-break/> <text:s text:c="3"/>if(dreload&gt;0) {<text:line-break/> <text:s text:c="7"/>dreload--;<text:line-break/> <text:s text:c="7"/>dbullets.push(new dbullet(dx, dy, -dfx*2));<text:line-break/> <text:s text:c="3"/>} <text:s text:c="3"/><text:line-break/> <text:s text:c="3"/>noStroke();<text:line-break/> <text:s text:c="3"/>if(life &gt; 0 &amp;&amp; dlife&gt; 0) {<text:line-break/> <text:s text:c="3"/>if(dstategy==="attack"&amp;&amp;dist(px, py, dx, dy)&lt;90&amp;&amp;px&gt;dx) {<text:line-break/> <text:s text:c="4"/><text:line-break/> <text:s text:c="7"/>fill(255, 0, 0, 200);<text:line-break/> <text:s text:c="7"/>ellipse(px, py, 50, 75);<text:line-break/> <text:s text:c="7"/>life-=ddamage;<text:line-break/> <text:s text:c="7"/><text:line-break/> <text:s text:c="7"/>px++;<text:line-break/> <text:s text:c="3"/>}<text:line-break/> <text:s text:c="3"/>if(dstategy==="attack"&amp;&amp;dist(px, py, dx, dy)&lt;90&amp;&amp;px&lt;dx) {<text:line-break/> <text:s text:c="2"/><text:line-break/><text:soft-page-break/> <text:s text:c="7"/>fill(255, 0, 0, 200);<text:line-break/> <text:s text:c="7"/>ellipse(px, py, 50, 75);<text:line-break/> <text:s text:c="7"/>life-=ddamage;<text:line-break/> <text:s text:c="7"/><text:line-break/> <text:s text:c="7"/>px--;<text:line-break/> <text:s text:c="3"/>}<text:line-break/> <text:s text:c="3"/><text:line-break/> <text:s text:c="3"/>if(keys[DOWN]&amp;&amp;dist(dx, dy, px, py)&lt;90&amp;&amp;dx&lt;px&amp;&amp;pfx===-3) {<text:line-break/> <text:s text:c="9"/>fill(255, 0, 0, 200);<text:line-break/> <text:s text:c="9"/>ellipse(dx, dy, 50, 75);<text:line-break/> <text:s text:c="9"/>dx-=3;<text:line-break/> <text:s text:c="9"/>dlife-=damage;<text:line-break/> <text:s text:c="3"/>}<text:line-break/> <text:s text:c="3"/>if(keys[DOWN]&amp;&amp;dist(dx, dy, px, py)&lt;90&amp;&amp;dx&gt;px&amp;&amp;pfx===3) {<text:line-break/> <text:s text:c="7"/><text:line-break/> <text:s text:c="7"/>fill(255, 0, 0, 200);<text:line-break/> <text:s text:c="7"/>ellipse(dx, dy, 50, 75);<text:line-break/> <text:s text:c="7"/>dx+=3;<text:line-break/> <text:s text:c="7"/>dlife-=damage;<text:line-break/> <text:s text:c="3"/>}<text:line-break/> <text:s text:c="3"/>}<text:line-break/> <text:s text:c="3"/>// }<text:line-break/> <text:s text:c="3"/>//checks what type should be the enemy {<text:line-break/> <text:s text:c="3"/>strokeWeight(0.5);<text:line-break/> <text:s text:c="3"/>stroke(0, 0, 0);<text:line-break/> <text:s text:c="3"/>if(dtype === "sidious") {<text:line-break/> <text:s text:c="3"/>darthsidious(dx, dy,dfx);<text:line-break/> <text:s text:c="3"/>}<text:line-break/> <text:s text:c="3"/>if(dtype === "vader") {<text:line-break/> <text:s text:c="7"/>darthvader(dx, dy, dfx);<text:line-break/> <text:s text:c="3"/>}<text:line-break/> <text:s text:c="3"/>if(dtype === "dooku") {<text:line-break/> <text:s text:c="7"/>dooku(dx, dy, dfx);<text:line-break/> <text:s text:c="3"/>}<text:line-break/> <text:s text:c="3"/>// }<text:line-break/> <text:s text:c="3"/>noStroke();<text:line-break/> <text:s text:c="3"/>fill(66, 242, 255);<text:line-break/> <text:s text:c="3"/>rect(px, py-40, life, 5);<text:line-break/> <text:s text:c="3"/>fill(255, 0, 0);<text:line-break/> <text:s text:c="3"/>rect(dx, dy-40, dlife, 5);<text:line-break/> <text:s text:c="3"/>textFont(createFont("fantasy"), 70);<text:line-break/> <text:s text:c="3"/>textAlign(CENTER);<text:line-break/> <text:s text:c="3"/>// Ads siths when you win {<text:line-break/> <text:s text:c="3"/>if(dlife === 0||dlife&lt;0&amp;&amp;life&gt;0) {<text:line-break/> <text:s text:c="7"/>dlife = 45;<text:line-break/> <text:s text:c="7"/>life = 45;<text:line-break/> <text:s text:c="7"/>wins++;<text:line-break/> <text:s text:c="7"/>defeateds++;<text:line-break/> <text:s text:c="7"/>ddamage+=0.25;<text:line-break/><text:soft-page-break/> <text:s text:c="7"/>damage /= 1.05;<text:line-break/> <text:s text:c="7"/>if(wins === 0) {<text:line-break/> <text:s text:c="11"/>type = "kenobi";<text:line-break/> <text:s text:c="11"/>dtype = "dooku";<text:line-break/> <text:s text:c="11"/>bck = "geonosis";<text:line-break/> <text:s text:c="11"/>dx = 550;<text:line-break/> <text:s text:c="11"/>dy = 550;<text:line-break/> <text:s text:c="11"/>px = 50;<text:line-break/> <text:s text:c="7"/>}<text:line-break/> <text:s text:c="7"/>if(wins === 1) {<text:line-break/> <text:s text:c="11"/>type = "windu";<text:line-break/> <text:s text:c="11"/>dtype = "sidious";<text:line-break/> <text:s text:c="11"/>bck = "courscant";<text:line-break/> <text:s text:c="11"/>dx = 550;<text:line-break/> <text:s text:c="11"/>dy = 550;<text:line-break/> <text:s text:c="11"/>px = 50;<text:line-break/> <text:s text:c="7"/>}<text:line-break/> <text:s text:c="7"/>if(wins === 2) {<text:line-break/> <text:s text:c="11"/>type = "luke";<text:line-break/> <text:s text:c="11"/>dtype = "vader";<text:line-break/> <text:s text:c="11"/>bck="death star";<text:line-break/> <text:s text:c="11"/>dx = 550;<text:line-break/> <text:s text:c="11"/>dy = 550;<text:line-break/> <text:s text:c="11"/>px= 50;<text:line-break/> <text:s text:c="7"/>}<text:line-break/> <text:s text:c="7"/>if(wins === 3) {<text:line-break/> <text:s text:c="9"/>type = "kenobi";<text:line-break/> <text:s text:c="11"/>dtype = "dooku";<text:line-break/> <text:s text:c="11"/>bck = "geonosis";<text:line-break/> <text:s text:c="11"/>dx = 550;<text:line-break/> <text:s text:c="11"/>dy = 550;<text:line-break/> <text:s text:c="11"/>wins = 0;<text:line-break/> <text:s text:c="11"/>px = 50;<text:line-break/> <text:s text:c="7"/>}<text:line-break/> <text:s text:c="7"/><text:line-break/> <text:s text:c="3"/>}<text:line-break/> <text:s text:c="3"/>// }<text:line-break/> <text:s text:c="3"/>// checks jedi type {<text:line-break/> <text:s text:c="4"/>strokeWeight(0.5);<text:line-break/> <text:s text:c="4"/><text:line-break/> <text:s text:c="4"/>if(type === "windu") {<text:line-break/> <text:s text:c="3"/>windu(px, py, pfx); <text:s text:c="2"/><text:line-break/> <text:s text:c="4"/>}<text:line-break/> <text:s text:c="4"/>if(type === "luke") {<text:line-break/> <text:s text:c="8"/>luke(px, py, pfx);<text:line-break/> <text:s text:c="4"/>}<text:line-break/> <text:s text:c="4"/>if(type === "kenobi") {<text:line-break/> <text:s text:c="8"/>kenobi(px, py, pfx);<text:line-break/> <text:s text:c="4"/>}<text:line-break/><text:soft-page-break/> <text:s text:c="4"/>// }<text:line-break/> <text:s text:c="4"/>// checks when the player loses {<text:line-break/> <text:s text:c="3"/>if(life===0||life&lt;0&amp;&amp;dlife&gt;0) {<text:line-break/> <text:s text:c="7"/>fill(255, 0, 0);<text:line-break/> <text:s text:c="7"/>life = 0;<text:line-break/> <text:s text:c="7"/>text("DEFEATED", 300, 300);<text:line-break/> <text:s text:c="7"/>fill(179, 0, 0);<text:line-break/> <text:s text:c="7"/>textSize(70);<text:line-break/> <text:s text:c="7"/>text("X", px+3, py+30);<text:line-break/> <text:s text:c="7"/>textSize(30);<text:line-break/> <text:s text:c="7"/>fill(0, 238, 255);<text:line-break/> <text:s text:c="7"/>text("YOU BEAT " +defeateds + " SITHS", 300, 400);<text:line-break/> <text:s text:c="3"/>}<text:line-break/> <text:s text:c="3"/>// }<text:line-break/> <text:s text:c="3"/>// if is tie both players die {<text:line-break/> <text:s text:c="3"/>if((dlife === 0 || dlife &lt;0) &amp;&amp; (life === 0 || life &lt; 0)) {<text:line-break/> <text:s text:c="7"/>fill(0, 255, 0);<text:line-break/> <text:s text:c="7"/>strokeWeight(10);<text:line-break/> <text:s text:c="7"/>stroke(163,</text:p>
      <text:p text:style-name="Standard"><text:s/>163, 163);<text:line-break/> <text:s text:c="7"/>rect(300, 275, 300, 150);<text:line-break/> <text:s text:c="7"/>fill(163, 163, 163);<text:line-break/> <text:s text:c="7"/>textSize(70);<text:line-break/> <text:s text:c="7"/>life = 0;<text:line-break/> <text:s text:c="7"/>dlife = 0;<text:line-break/> <text:s text:c="7"/>text("TIE", 300, 300);<text:line-break/> <text:s text:c="7"/>fill(179, 0, 0);<text:line-break/> <text:s text:c="7"/>textSize(70);<text:line-break/> <text:s text:c="7"/>text("X", px+3, py+30);<text:line-break/> <text:s text:c="7"/>text("X", dx+3, py+30);<text:line-break/> <text:s text:c="3"/>}<text:line-break/> <text:s text:c="3"/>// }<text:line-break/> <text:s text:c="3"/>// how the player keeps the lightsaber {<text:line-break/> <text:s text:c="3"/>if(life &gt; 0) {<text:line-break/> <text:s text:c="6"/>if(pfx === -3) {<text:line-break/> <text:s text:c="6"/>pushMatrix();<text:line-break/> <text:s text:c="6"/>scale(-1, 1);<text:line-break/> <text:s text:c="6"/>if(attacking === false) {<text:line-break/> <text:s text:c="6"/>lightsaber(-(px-25), py, "wait");<text:line-break/> <text:s text:c="6"/>}<text:line-break/> <text:s text:c="6"/>popMatrix();<text:line-break/> <text:s text:c="6"/>pushMatrix();<text:line-break/> <text:s text:c="6"/>scale(-1, 1);<text:line-break/> <text:s text:c="10"/>if(keys[DOWN]) {<text:line-break/> <text:s text:c="12"/><text:line-break/> <text:s text:c="3"/>lightsaber(-(px-22),py, "attack"); <text:s text:c="2"/><text:line-break/> <text:s text:c="3"/>attacking=true;<text:line-break/> <text:s text:c="2"/>} else {<text:line-break/> <text:s text:c="6"/>attacking=false;<text:line-break/><text:soft-page-break/> <text:s text:c="6"/><text:line-break/> <text:s text:c="2"/>}<text:line-break/> <text:s text:c="2"/>popMatrix();<text:line-break/><text:line-break/> <text:line-break/> <text:s text:c="2"/>}<text:line-break/> <text:s text:c="2"/>if(pfx === 3) {<text:line-break/><text:line-break/> <text:s text:c="6"/>if(attacking===false) {<text:line-break/> <text:s text:c="2"/>lightsaber(px+25, py, "wait");<text:line-break/> <text:s text:c="6"/>}<text:line-break/> <text:s text:c="10"/>if(keys[DOWN]) {<text:line-break/> <text:s text:c="14"/>//stategy = "attack";<text:line-break/> <text:s text:c="3"/>lightsaber(px+25,py, "attack"); <text:s text:c="2"/><text:line-break/> <text:s text:c="3"/>attacking=true;<text:line-break/> <text:s text:c="2"/>} else {<text:line-break/> <text:s text:c="6"/>attacking=false;<text:line-break/> <text:s text:c="6"/>//stategy="wait";<text:line-break/> <text:s text:c="2"/>}<text:line-break/> <text:s text:c="2"/>}<text:line-break/> <text:s text:c="2"/><text:line-break/> <text:s text:c="2"/>// }<text:line-break/> <text:s text:c="2"/>//draws and updates the bullets {<text:line-break/> <text:s text:c="2"/>for(var i=0; i &lt; bullets.length; i++) {<text:line-break/> <text:s text:c="6"/>if(life &gt; 0) {<text:line-break/> <text:s text:c="6"/>bullets[i].draw();<text:line-break/> <text:s text:c="6"/>bullets[i].update();<text:line-break/> <text:s text:c="6"/>if(bullets[i].x &gt; width||bullets[i].x&lt;0) {<text:line-break/> <text:s text:c="10"/>reload++;<text:line-break/> <text:s text:c="10"/>bullets[i].x=300;<text:line-break/> <text:s text:c="10"/>bullets[i].y = -300;<text:line-break/> <text:s text:c="10"/>bullets[i].dx = 0;<text:line-break/> <text:s text:c="6"/>}<text:line-break/> <text:s text:c="6"/>if(dist(bullets[i].x, bullets[i].y, dx, dy) &lt; 35&amp;&amp;dlife&gt;0) {<text:line-break/> <text:s text:c="11"/>reload++;<text:line-break/> <text:s text:c="11"/>bullets[i].x = 300;<text:line-break/> <text:s text:c="11"/>bullets[i].y = -300;<text:line-break/> <text:s text:c="11"/>bullets[i].dx = 0;<text:line-break/> <text:s text:c="11"/>fill(255, 0, 0, 200);<text:line-break/> <text:s text:c="11"/>dlife-=damage+4;<text:line-break/> <text:s text:c="11"/>ellipse(dx, dy, 50, 75);<text:line-break/> <text:s text:c="11"/>if(bullets[i].x &gt; dx) {<text:line-break/> <text:s text:c="15"/>dx-=15;<text:line-break/> <text:s text:c="11"/>}<text:line-break/> <text:s text:c="11"/>if(bullets[i].x &lt; dx) {<text:line-break/> <text:s text:c="15"/>dx+=15;<text:line-break/> <text:s text:c="11"/>}<text:line-break/> <text:s text:c="8"/>}<text:line-break/> <text:s text:c="6"/>} <text:s text:c="4"/><text:line-break/><text:soft-page-break/> <text:s text:c="2"/>}<text:line-break/> <text:s text:c="2"/><text:line-break/><text:line-break/> <text:s text:c="3"/>for(var i=0; i &lt; dbullets.length; i++) {<text:line-break/> <text:s text:c="7"/>if(life &gt; 0&amp;&amp;dlife&gt;0) {<text:line-break/> <text:s text:c="7"/>dbullets[i].draw();<text:line-break/> <text:s text:c="7"/>dbullets[i].update();<text:line-break/> <text:s text:c="4"/><text:line-break/> <text:s text:c="7"/>if(dbullets[i].x &gt; width || dbullets[i].x&lt;0) {<text:line-break/> <text:s text:c="11"/>dreload++;<text:line-break/> <text:s text:c="11"/>dbullets[i].x=300;<text:line-break/> <text:s text:c="11"/>dbullets[i].y = -300;<text:line-break/> <text:s text:c="11"/>dbullets[i].d = 0;<text:line-break/> <text:s text:c="6"/><text:line-break/> <text:s text:c="7"/>}<text:line-break/> <text:s text:c="6"/><text:line-break/> <text:s text:c="7"/>if(dist(dbullets[i].x, dbullets[i].y, px, py)&lt; 35) {<text:line-break/> <text:s text:c="11"/>dreload++;<text:line-break/> <text:s text:c="8"/><text:line-break/> <text:s text:c="11"/>dbullets[i].x=300;<text:line-break/> <text:s text:c="11"/>dbullets[i].y = -300;<text:line-break/> <text:s text:c="11"/>dbullets[i].d = 0;<text:line-break/> <text:s text:c="11"/>fill(255, 0, 0, 200);<text:line-break/> <text:s text:c="11"/>ellipse(px, py, 50, 75);<text:line-break/> <text:s text:c="11"/>life-=ddamage+4;<text:line-break/> <text:s text:c="11"/>if(dbullets[i].x&gt;px) {<text:line-break/> <text:s text:c="15"/><text:line-break/> <text:s text:c="15"/>px-=10;<text:line-break/> <text:s text:c="11"/>}<text:line-break/> <text:s text:c="11"/>if(dbullets[i].x&lt;px) {<text:line-break/> <text:s text:c="15"/>px+=10;<text:line-break/> <text:s text:c="11"/>}<text:line-break/> <text:s text:c="7"/>}<text:line-break/> <text:s text:c="7"/>}<text:line-break/> <text:s text:c="7"/><text:line-break/> <text:s text:c="3"/>}<text:line-break/> <text:s text:c="3"/>}<text:line-break/> <text:s text:c="3"/>// }<text:line-break/> <text:s text:c="3"/>fill(0, 238, 255);<text:line-break/> <text:s text:c="3"/>textSize(20);<text:line-break/> <text:s text:c="3"/>text("VICTORIES: " + defeateds, 520, 50);<text:line-break/> <text:s text:c="2"/><text:line-break/>};// game code<text:line-break/>var menu = function() {<text:line-break/>background(38, 36, 38);<text:line-break/>textAlign(CENTER);<text:line-break/>textFont(createFont("fantasy"));<text:line-break/>rectMode(CENTER);<text:line-break/>for(var i=0; i &lt; stars.length ; i++) {<text:line-break/><text:soft-page-break/> <text:s text:c="3"/>stars[i].draw();<text:line-break/>}<text:line-break/>strokeWeight(1);<text:line-break/><text:line-break/>pushMatrix();<text:line-break/>translate(22,92);<text:line-break/>rotate(-9);<text:line-break/>sidious(498, 61, 1);<text:line-break/>popMatrix();<text:line-break/><text:line-break/>pushMatrix();<text:line-break/><text:line-break/>rotate(0);<text:line-break/>Kenobi(63, 260, 1);<text:line-break/>popMatrix();<text:line-break/><text:line-break/>pushMatrix();<text:line-break/>translate(236,-115);<text:line-break/>rotate(22);<text:line-break/>Dooku(433, 239, 1);<text:line-break/>popMatrix();<text:line-break/><text:line-break/>pushMatrix();<text:line-break/>rotate(10);<text:line-break/>Luke(122, 432, 1);<text:line-break/>popMatrix();<text:line-break/><text:line-break/>pushMatrix();<text:line-break/>translate(0,0);<text:line-break/>rotate(0);<text:line-break/>vader(531, 452, 1);<text:line-break/>popMatrix();<text:line-break/><text:line-break/>pushMatrix();<text:line-break/>rotate(10);<text:line-break/>Windu(50, 60, 1);<text:line-break/>popMatrix();<text:line-break/><text:line-break/>textSize(100);<text:line-break/>fill(10, 111, 199);<text:line-break/>text("JEDI",236,85);<text:line-break/>text("V",260,165);<text:line-break/>fill(255, 0, 0);<text:line-break/>text("S",310,165);<text:line-break/>text("SITH", 320,260);<text:line-break/>textSize(50);<text:line-break/>strokeWeight(5);<text:line-break/>rect(300, 320, size1+130, size1);<text:line-break/>fill(0, 225, 255);<text:line-break/><text:soft-page-break/>rect(300,400, 200, 70);<text:line-break/>fill(0, 0, 255);<text:line-break/>text("HOW", 300, 420);<text:line-break/>fill(255, 204, 0);<text:line-break/>textSize(size1-20);<text:line-break/>text("PLAY", 300, 340);<text:line-break/>rect(300, 480, 200, 70);<text:line-break/>fill(255, 0, 0);<text:line-break/>textSize(50);<text:line-break/>text("CREDITS", 300, 495);<text:line-break/>if(mouseX&gt;200&amp;&amp;mouseX&lt;400&amp;&amp;mouseY&gt;285&amp;&amp;mouseY&lt;355) {<text:line-break/> <text:s text:c="3"/>size1 = 75;<text:line-break/>} else {<text:line-break/> <text:s text:c="3"/>size1 = 70; <text:line-break/>}<text:line-break/>};<text:line-break/>draw = function() {<text:line-break/> <text:s text:c="3"/>if(scene === "game") {<text:line-break/> <text:s text:c="7"/>game();<text:line-break/> <text:s text:c="3"/>}<text:line-break/> <text:s text:c="3"/>if(scene === "menu") {<text:line-break/> <text:s text:c="7"/>menu();<text:line-break/> <text:s text:c="7"/>if(clicked&amp;&amp;mouseX&gt;200&amp;&amp;mouseX&lt;400&amp;&amp;mouseY&gt;285&amp;&amp;mouseY&lt;355) {<text:line-break/> <text:s text:c="7"/>scene = "game";<text:line-break/> <text:s text:c="7"/>}<text:line-break/> <text:s text:c="3"/>}<text:line-break/> <text:s text:c="3"/>clicked = false;<text:line-break/> <text:s text:c="3"/><text:line-break/>};<text:line-break/>// } // code<text:line-break/>//WOW! 1100 lines of cod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as Onu</meta:initial-creator>
    <meta:creation-date>2019-03-30T17:05:24.08</meta:creation-date>
    <meta:document-statistic meta:table-count="0" meta:image-count="0" meta:object-count="0" meta:page-count="23" meta:paragraph-count="4" meta:word-count="3009" meta:character-count="24051"/>
    <dc:date>2019-03-30T17:07:30.91</dc:date>
    <dc:creator>Mathias Onu</dc:creator>
    <meta:editing-duration>PT2M7S</meta:editing-duration>
    <meta:editing-cycles>1</meta:editing-cycles>
    <meta:generator>OpenOffice/4.1.5$Win32 OpenOffice.org_project/415m1$Build-9789</meta:generator>
  </office:meta>
</office:document-meta>
</file>